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Prime" svg:font-family="'Courier Prime'" style:font-pitch="fixed"/>
    <style:font-face style:name="Courier Prime1" svg:font-family="'Courier Prim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b8dac" draw:fill-color="#7b8dac" draw:textarea-horizontal-align="justify" draw:textarea-vertical-align="middle" draw:auto-grow-height="false" fo:min-height="3.75cm" fo:min-width="3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03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7b8dac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="none" draw:fill-color="#ffffff"/>
      <style:paragraph-properties style:writing-mode="lr-tb"/>
      <style:text-properties fo:color="#ffffff" loext:opacity="100%" style:font-name="Courier Prime" fo:font-size="96pt" style:font-size-asian="96pt" style:font-size-complex="96pt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style:font-name="Courier Prime"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cm" svg:height="4cm" svg:x="9.375cm" svg:y="4.38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cm" svg:height="4.053cm" svg:x="10.125cm" svg:y="4.355cm">
          <draw:text-box>
            <text:p text:style-name="P2"><text:span text:style-name="T1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Prime" svg:font-family="'Courier Prime'" style:font-pitch="fixed"/>
    <style:font-face style:name="Courier Prime1" svg:font-family="'Courier Prim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09T16:32:43.746018978</meta:creation-date>
    <dc:date>2023-06-27T11:55:01.255088888</dc:date>
    <meta:editing-duration>PT15M33S</meta:editing-duration>
    <meta:editing-cycles>4</meta:editing-cycles>
    <meta:generator>LibreOffice/7.3.7.2$Linux_X86_64 LibreOffice_project/30$Build-2</meta:generator>
    <meta:document-statistic meta:object-count="25"/>
  </office:meta>
</office:document-meta>
</file>